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e888" officeooo:paragraph-rsid="000ce888"/>
    </style:style>
    <style:style style:name="P2" style:family="paragraph" style:parent-style-name="Standard">
      <style:text-properties fo:font-weight="bold" officeooo:rsid="000ce888" officeooo:paragraph-rsid="000ce888" style:font-weight-asian="bold" style:font-weight-complex="bold"/>
    </style:style>
    <style:style style:name="P3" style:family="paragraph" style:parent-style-name="Standard">
      <style:text-properties fo:font-weight="bold" officeooo:rsid="000d1269" officeooo:paragraph-rsid="000d1269" style:font-weight-asian="bold" style:font-weight-complex="bold"/>
    </style:style>
    <style:style style:name="P4" style:family="paragraph" style:parent-style-name="Standard">
      <style:text-properties fo:font-weight="bold" officeooo:rsid="000d1269" officeooo:paragraph-rsid="000ff481" style:font-weight-asian="bold" style:font-weight-complex="bold"/>
    </style:style>
    <style:style style:name="P5" style:family="paragraph" style:parent-style-name="Standard">
      <style:text-properties fo:font-weight="bold" officeooo:rsid="000ff481" officeooo:paragraph-rsid="000ff481" style:font-weight-asian="bold" style:font-weight-complex="bold"/>
    </style:style>
    <style:style style:name="P6" style:family="paragraph" style:parent-style-name="Standard">
      <style:text-properties fo:font-weight="bold" officeooo:rsid="00105984" officeooo:paragraph-rsid="00105984" style:font-weight-asian="bold" style:font-weight-complex="bold"/>
    </style:style>
    <style:style style:name="P7" style:family="paragraph" style:parent-style-name="Standard">
      <style:text-properties fo:font-weight="bold" officeooo:rsid="001082c4" officeooo:paragraph-rsid="001082c4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officeooo:rsid="000ce888" officeooo:paragraph-rsid="000ce888"/>
    </style:style>
    <style:style style:name="P9" style:family="paragraph" style:parent-style-name="Standard">
      <style:text-properties style:text-underline-style="none" officeooo:rsid="000ce888" officeooo:paragraph-rsid="000ce888"/>
    </style:style>
    <style:style style:name="P10" style:family="paragraph" style:parent-style-name="Standard">
      <style:text-properties officeooo:rsid="000d1269" officeooo:paragraph-rsid="000d1269"/>
    </style:style>
    <style:style style:name="P11" style:family="paragraph" style:parent-style-name="Standard">
      <style:text-properties fo:font-weight="normal" officeooo:rsid="000de230" officeooo:paragraph-rsid="000de230" style:font-weight-asian="normal" style:font-weight-complex="normal"/>
    </style:style>
    <style:style style:name="P12" style:family="paragraph" style:parent-style-name="Standard">
      <style:text-properties fo:font-weight="normal" officeooo:rsid="000ff481" officeooo:paragraph-rsid="000ff481" style:font-weight-asian="normal" style:font-weight-complex="normal"/>
    </style:style>
    <style:style style:name="P13" style:family="paragraph" style:parent-style-name="Standard">
      <style:text-properties fo:font-weight="normal" officeooo:rsid="000ff481" officeooo:paragraph-rsid="00105984" style:font-weight-asian="normal" style:font-weight-complex="normal"/>
    </style:style>
    <style:style style:name="P14" style:family="paragraph" style:parent-style-name="Standard">
      <style:text-properties fo:font-weight="normal" officeooo:rsid="00105984" officeooo:paragraph-rsid="00105984" style:font-weight-asian="normal" style:font-weight-complex="normal"/>
    </style:style>
    <style:style style:name="P15" style:family="paragraph" style:parent-style-name="Standard">
      <style:text-properties fo:font-weight="normal" officeooo:rsid="00106d83" officeooo:paragraph-rsid="00106d83" style:font-weight-asian="normal" style:font-weight-complex="normal"/>
    </style:style>
    <style:style style:name="P16" style:family="paragraph" style:parent-style-name="Standard">
      <style:text-properties fo:font-style="normal" fo:font-weight="normal" officeooo:rsid="000ff481" officeooo:paragraph-rsid="000ff481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1269" style:font-weight-asian="bold" style:font-weight-complex="bold"/>
    </style:style>
    <style:style style:name="T3" style:family="text">
      <style:text-properties officeooo:rsid="000d126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1269" style:font-weight-asian="normal" style:font-weight-complex="normal"/>
    </style:style>
    <style:style style:name="T6" style:family="text">
      <style:text-properties fo:font-weight="normal" officeooo:rsid="000e4498" style:font-weight-asian="normal" style:font-weight-complex="normal"/>
    </style:style>
    <style:style style:name="T7" style:family="text">
      <style:text-properties fo:font-weight="normal" officeooo:rsid="000ff481" style:font-weight-asian="normal" style:font-weight-complex="normal"/>
    </style:style>
    <style:style style:name="T8" style:family="text">
      <style:text-properties fo:font-weight="normal" officeooo:rsid="00105984" style:font-weight-asian="normal" style:font-weight-complex="normal"/>
    </style:style>
    <style:style style:name="T9" style:family="text">
      <style:text-properties officeooo:rsid="000de230"/>
    </style:style>
    <style:style style:name="T10" style:family="text">
      <style:text-properties officeooo:rsid="000e4498"/>
    </style:style>
    <style:style style:name="T11" style:family="text">
      <style:text-properties officeooo:rsid="000fa471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05984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1059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TREGA 1 – Generación de código NASM</text:p>
      <text:p text:style-name="P1"/>
      <text:p text:style-name="P8">Carpeta “generacion”</text:p>
      <text:p text:style-name="P9">→ generacion.h: cabeceras funciones que nos piden</text:p>
      <text:p text:style-name="P1">→ generacion.c: desarrollo funciones</text:p>
      <text:p text:style-name="P1">→ omicron.h: <text:span text:style-name="T3">(está repetido en carpeta includes, era para que funcionase la entrega parcial)</text:span></text:p>
      <text:p text:style-name="P1"><text:tab/><text:span text:style-name="T3">en esta entrega lo usa para saber qué es INT, FLOAT, BOOLEAN...</text:span></text:p>
      <text:p text:style-name="P1">→ salida.txt: <text:span text:style-name="T3">(salida de la ultima entrega)</text:span></text:p>
      <text:p text:style-name="P1">→ ts.asm: <text:span text:style-name="T3">(fichero auxiliar para compilar la ultima entrega)</text:span></text:p>
      <text:p text:style-name="P1">→<text:span text:style-name="T1"> test_generacion</text:span></text:p>
      <text:p text:style-name="P1"><text:span text:style-name="T1"><text:tab/></text:span><text:span text:style-name="T5">-incluye los .c que nos dan</text:span></text:p>
      <text:p text:style-name="P1"><text:span text:style-name="T5"><text:tab/>→ </text:span><text:span text:style-name="T2">fuentes</text:span></text:p>
      <text:p text:style-name="P1"><text:span text:style-name="T2"><text:tab/><text:tab/></text:span><text:span text:style-name="T5">-.alf para ver cómo han generado los .c (no hacemos nada con ello)</text:span></text:p>
      <text:p text:style-name="P1"><text:span text:style-name="T5"/></text:p>
      <text:p text:style-name="P10"><text:span text:style-name="T4">Docs con info de esta parte:</text:span></text:p>
      <text:p text:style-name="P10"><text:span text:style-name="T4"><text:tab/>-Enunciado P1 NASM</text:span></text:p>
      <text:p text:style-name="P10"><text:span text:style-name="T4"><text:tab/>-NASM 2018_2019.pdf</text:span></text:p>
      <text:p text:style-name="P10"><text:span text:style-name="T4"/></text:p>
      <text:p text:style-name="P3">ENTREGA 2 – <text:span text:style-name="T9">Análisis morfológico</text:span></text:p>
      <text:p text:style-name="P3"><text:span text:style-name="T6">→ omicron.l: parte del compilador que se encarga de reconocer los patrones léxicos (tokens)</text:span></text:p>
      <text:p text:style-name="P3"><text:tab/>-<text:span text:style-name="T11">estructura detallada en “documentacion flex”</text:span></text:p>
      <text:p text:style-name="P4">→<text:span text:style-name="T10"> </text:span><text:span text:style-name="T6">lex.yy.c : </text:span><text:span text:style-name="T7">(se genera al compilar omicron.l)</text:span></text:p>
      <text:p text:style-name="P4"><text:span text:style-name="T7"/></text:p>
      <text:p text:style-name="P11">Docs con info de esta parte:</text:p>
      <text:p text:style-name="P11"><text:tab/>-enunciado_analisis_morfologico18_19</text:p>
      <text:p text:style-name="P11"><text:tab/>-documentacion flex 2016 2017.pdf</text:p>
      <text:p text:style-name="P11"/>
      <text:p text:style-name="P5">ENTREGA 3 – Análisis sintáctico</text:p>
      <text:p text:style-name="P13"><text:span text:style-name="T15">(</text:span>Codificación de un analizador sintáctico usando <text:span text:style-name="T12">C </text:span><text:span text:style-name="T14">y </text:span><text:span text:style-name="T12">bison</text:span><text:span text:style-name="T13">)</text:span></text:p>
      <text:p text:style-name="P5"/>
      <text:p text:style-name="P5">→<text:span text:style-name="T15"> </text:span><text:span text:style-name="T8">omicron.y: </text:span></text:p>
      <text:p text:style-name="P5"><text:span text:style-name="T8"/></text:p>
      <text:p text:style-name="P6"><text:span text:style-name="T4">generados al compilar:</text:span> <text:span text:style-name="T4">(se destruyen al hacer clean)</text:span></text:p>
      <text:p text:style-name="P14">→ y.output</text:p>
      <text:p text:style-name="P14">→ y.tab.h</text:p>
      <text:p text:style-name="P14">→ y.tab.c</text:p>
      <text:p text:style-name="P14">→ y.tab.o</text:p>
      <text:p text:style-name="P14"/>
      <text:p text:style-name="P15">Docs con info de esta parte:</text:p>
      <text:p text:style-name="P15"><text:tab/>-Documentacion OMICRON: explicacion de la gramatica</text:p>
      <text:p text:style-name="P15"><text:tab/>-Bison 2018</text:p>
      <text:p text:style-name="P15"><text:tab/>-enunciado análisis sintáctico</text:p>
      <text:p text:style-name="P14"/>
      <text:p text:style-name="P7">ENTREGA 4 – Tabla de símbolos</text:p>
      <text:p text:style-name="P7"/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0:26:48.510699136</meta:creation-date>
    <dc:date>2019-01-09T13:51:14.275608328</dc:date>
    <meta:editing-duration>PT59S</meta:editing-duration>
    <meta:editing-cycles>1</meta:editing-cycles>
    <meta:document-statistic meta:table-count="0" meta:image-count="0" meta:object-count="0" meta:page-count="1" meta:paragraph-count="35" meta:word-count="190" meta:character-count="1249" meta:non-whitespace-character-count="1076"/>
    <meta:generator>LibreOffice/5.1.6.2$Linux_X86_64 LibreOffice_project/10m0$Build-2</meta:generator>
  </office:meta>
</office:document-meta>
</file>